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r Partners: Annamalai University, India</text:p>
      <text:p text:style-name="Standard"><text:s text:c="22"/>IonTach Academy, India</text:p>
      <text:p text:style-name="Standard"/>
      <text:p text:style-name="Standard">Services: To make admissions for Distance Learning Programmes of Annamalai University.</text:p>
      <text:p text:style-name="Standard"><text:s text:c="16"/>Arrangements to enable the students to receive study materials from the University.</text:p>
      <text:p text:style-name="Standard"><text:s text:c="16"/>Conducting examinations for the students in Singapore.</text:p>
      <text:p text:style-name="Standard"><text:s text:c="16"/>To follow with the Annamalai University for the certificates to be received by the students</text:p>
      <text:p text:style-name="Standard"><text:s text:c="16"/>after results.</text:p>
      <text:p text:style-name="Standard"><text:s text:c="16"/>Constant touch with the students to render our services to them till their completion of</text:p>
      <text:p text:style-name="Standard"><text:s text:c="16"/>the programmes.</text:p>
      <text:p text:style-name="Standard"/>
      <text:p text:style-name="Standard">Contact us: HMH International Education Consultants Pte Ltd</text:p>
      <text:p text:style-name="Standard"><text:s text:c="19"/># 03-40, Peace Centre</text:p>
      <text:p text:style-name="Standard"><text:s text:c="19"/>1, Sophia Road</text:p>
      <text:p text:style-name="Standard"><text:s text:c="19"/>Singapore 228149</text:p>
      <text:p text:style-name="Standard"><text:s text:c="19"/>Phone: 63367078/63364394/63365734</text:p>
      <text:p text:style-name="Standard"><text:s text:c="19"/>Fax: 63367017</text:p>
      <text:p text:style-name="Standard"><text:s text:c="19"/>Email: hmhiec@singnet.com.sg</text:p>
      <text:p text:style-name="Standard"><text:s text:c="17"/></text:p>
      <text:p text:style-name="Standard"><text:s text:c="12"/></text:p>
      <text:p text:style-name="Standard"><text:s text:c="1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MH HMH</meta:initial-creator>
    <meta:creation-date>2021-01-28T12:07:13.66</meta:creation-date>
    <meta:document-statistic meta:table-count="0" meta:image-count="0" meta:object-count="0" meta:page-count="1" meta:paragraph-count="19" meta:word-count="95" meta:character-count="954"/>
    <dc:date>2021-01-28T12:37:58.10</dc:date>
    <dc:creator>HMH HMH</dc:creator>
    <meta:editing-duration>PT14M44S</meta:editing-duration>
    <meta:editing-cycles>1</meta:editing-cycles>
    <meta:generator>OpenOffice.org/3.3$Win32 OpenOffice.org_project/330m20$Build-9567</meta:generator>
  </office:meta>
</office:document-meta>
</file>